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メイリオ" fo:font-size="13pt" fo:font-style="normal" fo:font-weight="bold" officeooo:rsid="000f9db4" officeooo:paragraph-rsid="000c8cfc" style:font-name-asian="メイリオ" style:font-size-asian="13pt" style:language-asian="ja" style:country-asian="JP" style:font-style-asian="normal" style:font-weight-asian="bold" style:font-size-complex="13pt" style:font-style-complex="normal" style:font-weight-complex="bold"/>
    </style:style>
    <style:style style:name="P2" style:family="paragraph" style:parent-style-name="Standard">
      <style:paragraph-properties fo:line-height="0.388cm" fo:text-align="start" style:justify-single-word="false"/>
      <style:text-properties style:font-name="メイリオ" fo:font-size="10.5pt" fo:font-style="normal" fo:font-weight="bold" officeooo:rsid="000f9db4" officeooo:paragraph-rsid="000c8cfc" style:font-name-asian="メイリオ" style:font-size-asian="10.5pt" style:language-asian="ja" style:country-asian="JP" style:font-style-asian="normal" style:font-weight-asian="bold" style:font-size-complex="10.5pt" style:font-style-complex="normal" style:font-weight-complex="bold"/>
    </style:style>
    <style:style style:name="P3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bold" officeooo:rsid="000f9db4" officeooo:paragraph-rsid="000c8cfc" style:font-name-asian="メイリオ" style:font-size-asian="9pt" style:language-asian="ja" style:country-asian="JP" style:font-style-asian="normal" style:font-weight-asian="bold" style:font-size-complex="9pt" style:font-style-complex="normal" style:font-weight-complex="bold"/>
    </style:style>
    <style:style style:name="P4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0c8cf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10486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paragraph-rsid="000c8cfc" style:font-name-asian="メイリオ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paragraph-rsid="00104869" style:font-name-asian="メイリオ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paragraph-rsid="00104869" style:font-name-asian="メイリオ" style:font-size-asian="9pt" style:language-asian="ja" style:country-asian="JP" style:font-weight-asian="normal" style:font-size-complex="9pt" style:font-weight-complex="normal"/>
    </style:style>
    <style:style style:name="P9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paragraph-rsid="000c8cfc" style:font-name-asian="メイリオ" style:font-size-asian="9pt" style:language-asian="ja" style:country-asian="JP" style:font-weight-asian="normal" style:font-size-complex="9pt" style:font-weight-complex="normal"/>
    </style:style>
    <style:style style:name="P10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paragraph-rsid="001192c4" style:font-name-asian="メイリオ" style:font-size-asian="9pt" style:language-asian="ja" style:country-asian="JP" style:font-weight-asian="normal" style:font-size-complex="9pt" style:font-weight-complex="normal"/>
    </style:style>
    <style:style style:name="P11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paragraph-rsid="00150049" style:font-name-asian="メイリオ" style:font-size-asian="9pt" style:language-asian="ja" style:country-asian="JP" style:font-weight-asian="normal" style:font-size-complex="9pt" style:font-weight-complex="normal"/>
    </style:style>
    <style:style style:name="P12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rsid="00150049" officeooo:paragraph-rsid="00150049" style:font-name-asian="メイリオ" style:font-size-asian="9pt" style:language-asian="ja" style:country-asian="JP" style:font-weight-asian="normal" style:font-size-complex="9pt" style:font-weight-complex="normal"/>
    </style:style>
    <style:style style:name="P13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rsid="00150049" officeooo:paragraph-rsid="00163c11" style:font-name-asian="メイリオ" style:font-size-asian="9pt" style:language-asian="ja" style:country-asian="JP" style:font-weight-asian="normal" style:font-size-complex="9pt" style:font-weight-complex="normal"/>
    </style:style>
    <style:style style:name="P14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rsid="00150049" officeooo:paragraph-rsid="0016506d" style:font-name-asian="メイリオ" style:font-size-asian="9pt" style:language-asian="ja" style:country-asian="JP" style:font-weight-asian="normal" style:font-size-complex="9pt" style:font-weight-complex="normal"/>
    </style:style>
    <style:style style:name="P15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rsid="0016506d" officeooo:paragraph-rsid="0016506d" style:font-name-asian="メイリオ" style:font-size-asian="9pt" style:language-asian="ja" style:country-asian="JP" style:font-weight-asian="normal" style:font-size-complex="9pt" style:font-weight-complex="normal"/>
    </style:style>
    <style:style style:name="P16" style:family="paragraph" style:parent-style-name="Standard">
      <style:paragraph-properties fo:line-height="100%" fo:text-align="center" style:justify-single-word="false"/>
      <style:text-properties style:font-name="メイリオ" fo:font-size="10.25pt" fo:font-style="normal" fo:font-weight="bold" officeooo:rsid="000f9db4" officeooo:paragraph-rsid="000c8cfc" style:font-name-asian="メイリオ" style:font-size-asian="9pt" style:language-asian="ja" style:country-asian="JP" style:font-style-asian="normal" style:font-weight-asian="bold" style:font-size-complex="10.25pt" style:font-style-complex="normal" style:font-weight-complex="bold"/>
    </style:style>
    <style:style style:name="P17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rsid="00150049" officeooo:paragraph-rsid="0016506d" style:font-name-asian="メイリオ" style:font-size-asian="9pt" style:language-asian="ja" style:country-asian="JP" style:font-weight-asian="normal" style:font-size-complex="9pt" style:font-weight-complex="normal"/>
    </style:style>
    <style:style style:name="P18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rsid="00182f9d" officeooo:paragraph-rsid="00182f9d" style:font-name-asian="メイリオ" style:font-size-asian="9pt" style:language-asian="ja" style:country-asian="JP" style:font-weight-asian="normal" style:font-size-complex="9pt" style:font-weight-complex="normal"/>
    </style:style>
    <style:style style:name="P19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rsid="00182f9d" officeooo:paragraph-rsid="0019b8cf" style:font-name-asian="メイリオ" style:font-size-asian="9pt" style:language-asian="ja" style:country-asian="JP" style:font-weight-asian="normal" style:font-size-complex="9pt" style:font-weight-complex="normal"/>
    </style:style>
    <style:style style:name="P20" style:family="paragraph" style:parent-style-name="Standard">
      <style:paragraph-properties fo:line-height="0.388cm" fo:text-align="start" style:justify-single-word="false"/>
      <style:text-properties fo:font-variant="normal" fo:text-transform="none" fo:color="#222222" style:font-name="メイリオ" fo:font-size="9pt" fo:letter-spacing="normal" fo:font-style="normal" fo:font-weight="normal" officeooo:rsid="00104869" officeooo:paragraph-rsid="00104869" style:font-name-asian="メイリオ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line-height="0.388cm" fo:text-align="start" style:justify-single-word="false"/>
      <style:text-properties fo:font-variant="normal" fo:text-transform="none" fo:color="#222222" style:font-name="メイリオ" fo:font-size="9pt" fo:letter-spacing="normal" fo:font-style="normal" fo:font-weight="normal" officeooo:rsid="000c8cfc" officeooo:paragraph-rsid="000c8cfc" style:font-name-asian="メイリオ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line-height="0.388cm" fo:text-align="start" style:justify-single-word="false"/>
      <style:text-properties fo:font-variant="normal" fo:text-transform="none" fo:color="#222222" style:font-name="メイリオ" fo:font-size="9pt" fo:letter-spacing="normal" fo:font-style="normal" fo:font-weight="normal" officeooo:rsid="00104869" officeooo:paragraph-rsid="0010486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T1" style:family="text">
      <style:text-properties officeooo:rsid="000c8cfc"/>
    </style:style>
    <style:style style:name="T2" style:family="text">
      <style:text-properties fo:font-variant="normal" fo:text-transform="none" fo:color="#222222" fo:letter-spacing="normal" fo:font-style="normal"/>
    </style:style>
    <style:style style:name="T3" style:family="text">
      <style:text-properties fo:font-variant="normal" fo:text-transform="none" fo:color="#222222" fo:letter-spacing="normal" fo:font-style="normal" officeooo:rsid="000c8cfc"/>
    </style:style>
    <style:style style:name="T4" style:family="text">
      <style:text-properties fo:font-variant="normal" fo:text-transform="none" fo:color="#222222" fo:letter-spacing="normal" fo:font-style="normal" officeooo:rsid="000c8cfc" style:language-asian="ja" style:country-asian="JP" style:font-style-asian="normal" style:font-style-complex="normal"/>
    </style:style>
    <style:style style:name="T5" style:family="text">
      <style:text-properties fo:font-variant="normal" fo:text-transform="none" fo:color="#222222" fo:letter-spacing="normal" fo:font-style="normal" officeooo:rsid="00104869" style:language-asian="ja" style:country-asian="JP" style:font-style-asian="normal" style:font-style-complex="normal"/>
    </style:style>
    <style:style style:name="T6" style:family="text">
      <style:text-properties fo:font-variant="normal" fo:text-transform="none" fo:color="#222222" fo:letter-spacing="normal" fo:font-style="normal" officeooo:rsid="000c8cfc" style:language-asian="ja" style:country-asian="JP"/>
    </style:style>
    <style:style style:name="T7" style:family="text">
      <style:text-properties fo:font-variant="normal" fo:text-transform="none" fo:color="#222222" fo:letter-spacing="normal" fo:font-style="normal" officeooo:rsid="00104869" style:language-asian="ja" style:country-asian="JP"/>
    </style:style>
    <style:style style:name="T8" style:family="text">
      <style:text-properties fo:font-variant="normal" fo:text-transform="none" fo:color="#222222" fo:letter-spacing="normal" fo:font-style="normal" officeooo:rsid="00104869"/>
    </style:style>
    <style:style style:name="T9" style:family="text">
      <style:text-properties fo:font-style="normal" officeooo:rsid="000f9db4" style:language-asian="ja" style:country-asian="JP" style:font-style-asian="normal" style:font-style-complex="normal"/>
    </style:style>
    <style:style style:name="T10" style:family="text">
      <style:text-properties fo:font-style="normal" officeooo:rsid="000c8cfc" style:language-asian="ja" style:country-asian="JP" style:font-style-asian="normal" style:font-style-complex="normal"/>
    </style:style>
    <style:style style:name="T11" style:family="text">
      <style:text-properties style:font-name="メイリオ" fo:font-weight="normal" style:font-name-asian="メイリオ" style:font-weight-asian="normal" style:font-weight-complex="normal"/>
    </style:style>
    <style:style style:name="T12" style:family="text">
      <style:text-properties officeooo:rsid="00104869"/>
    </style:style>
    <style:style style:name="T13" style:family="text">
      <style:text-properties officeooo:rsid="001192c4"/>
    </style:style>
    <style:style style:name="T14" style:family="text">
      <style:text-properties officeooo:rsid="00148593"/>
    </style:style>
    <style:style style:name="T15" style:family="text">
      <style:text-properties officeooo:rsid="00150049"/>
    </style:style>
    <style:style style:name="T16" style:family="text">
      <style:text-properties officeooo:rsid="00163c11"/>
    </style:style>
    <style:style style:name="T17" style:family="text">
      <style:text-properties officeooo:rsid="0016506d"/>
    </style:style>
    <style:style style:name="T18" style:family="text">
      <style:text-properties officeooo:rsid="0019b8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スタイルシート設計書</text:p>
      <text:p text:style-name="P16"/>
      <text:p text:style-name="P2">１．スタイルシート概要</text:p>
      <text:p text:style-name="P2"/>
      <text:p text:style-name="P3">ａ）ツリー構造</text:p>
      <text:p text:style-name="P3">　<text:span text:style-name="T11">①コンテナー</text:span></text:p>
      <text:p text:style-name="P4"><text:tab/><text:span text:style-name="T12">#container</text:span></text:p>
      <text:p text:style-name="P4"/>
      <text:p text:style-name="P4">　②メイン</text:p>
      <text:p text:style-name="P5"><text:tab/><text:span text:style-name="T12">.main</text:span></text:p>
      <text:p text:style-name="P4"/>
      <text:p text:style-name="P4">　③ヘッダー(トップメニュー)</text:p>
      <text:p text:style-name="P4">　　.<text:span text:style-name="T1">header</text:span></text:p>
      <text:p text:style-name="P4"><text:tab/><text:span text:style-name="T1">+-- .guides</text:span></text:p>
      <text:p text:style-name="P4"><text:tab/><text:tab/><text:span text:style-name="T12">+-- .guides a:hover</text:span></text:p>
      <text:p text:style-name="P4"><text:tab/><text:tab/><text:span text:style-name="T12">+-- .guides &gt; *</text:span></text:p>
      <text:p text:style-name="P4"><text:tab/><text:tab/><text:span text:style-name="T1">+-- .guideFASchool</text:span></text:p>
      <text:p text:style-name="P5"><text:tab/><text:tab/><text:tab/><text:span text:style-name="T12">+-- .guideFASchool img</text:span></text:p>
      <text:p text:style-name="P5"><text:tab/><text:tab/><text:tab/>+-- <text:span text:style-name="T12">.guideFASchool p</text:span></text:p>
      <text:p text:style-name="P6"><text:span text:style-name="T9"><text:tab/><text:tab/></text:span><text:span text:style-name="T10">+-- .</text:span><text:span text:style-name="T2">guideTel</text:span></text:p>
      <text:p text:style-name="P7"><text:span text:style-name="T2"><text:tab/><text:tab/><text:tab/></text:span><text:span text:style-name="T3">+-- </text:span><text:span text:style-name="T4">.</text:span><text:span text:style-name="T3">guideTel </text:span><text:span text:style-name="T8">img</text:span></text:p>
      <text:p text:style-name="P7"><text:span text:style-name="T3"><text:tab/><text:tab/><text:tab/></text:span><text:span text:style-name="T8">+-- .guideTel p</text:span></text:p>
      <text:p text:style-name="P20"><text:tab/><text:tab/><text:tab/>+-- .guideTel .p1</text:p>
      <text:p text:style-name="P20"><text:tab/><text:tab/><text:tab/>+-- .guideTel .p2</text:p>
      <text:p text:style-name="P20"><text:tab/><text:tab/><text:tab/>+-- .guideTel .p3</text:p>
      <text:p text:style-name="P20"/>
      <text:p text:style-name="P7"><text:span text:style-name="T9"><text:tab/><text:tab/></text:span><text:span text:style-name="T10">+-- </text:span><text:span text:style-name="T5">.guideSns</text:span></text:p>
      <text:p text:style-name="P6"><text:span text:style-name="T3"><text:tab/><text:tab/><text:tab/></text:span><text:span text:style-name="T6">+-- .</text:span><text:span text:style-name="T2">contactLink</text:span></text:p>
      <text:p text:style-name="P6"><text:span text:style-name="T2"><text:tab/><text:tab/><text:tab/><text:tab/></text:span><text:span text:style-name="T3">+-- .</text:span><text:span text:style-name="T2">mailIcon</text:span> </text:p>
      <text:p text:style-name="P6"><text:span text:style-name="T9"><text:tab/><text:tab/></text:span><text:span text:style-name="T10">+-- .</text:span><text:span text:style-name="T2">guide</text:span><text:span text:style-name="T3">Access</text:span></text:p>
      <text:p text:style-name="P6"><text:span text:style-name="T3"><text:tab/><text:tab/><text:tab/>+-- .</text:span><text:span text:style-name="T2">accessLink</text:span> </text:p>
      <text:p text:style-name="P6"><text:span text:style-name="T3"><text:tab/><text:tab/><text:tab/><text:tab/>+-- .</text:span><text:span text:style-name="T2">access</text:span><text:span text:style-name="T3">Icon</text:span></text:p>
      <text:p text:style-name="P6"><text:span text:style-name="T9"><text:tab/><text:tab/></text:span><text:span text:style-name="T10">+-- .</text:span><text:span text:style-name="T2">guide</text:span><text:span text:style-name="T3">Trial</text:span></text:p>
      <text:p text:style-name="P6"><text:span text:style-name="T3"><text:tab/><text:tab/><text:tab/>+-- .</text:span><text:span text:style-name="T2">guideBlogLink</text:span> <text:s text:c="2"/></text:p>
      <text:p text:style-name="P6"><text:span text:style-name="T3"><text:tab/><text:tab/><text:tab/><text:tab/>+-- .</text:span><text:span text:style-name="T2">guideBlogIcon</text:span> <text:s/></text:p>
      <text:p text:style-name="P6"><text:span text:style-name="T9"><text:tab/><text:tab/></text:span><text:span text:style-name="T10">+-- .</text:span><text:span text:style-name="T2">guide</text:span><text:span text:style-name="T3">Blog</text:span></text:p>
      <text:p text:style-name="P6"><text:span text:style-name="T3"><text:tab/><text:tab/><text:tab/>+-- .</text:span><text:span text:style-name="T2">accessLink</text:span> </text:p>
      <text:p text:style-name="P21"><text:tab/><text:tab/><text:tab/><text:tab/>+-- .accessIcon</text:p>
      <text:p text:style-name="P6"><text:span text:style-name="T9"><text:tab/><text:tab/></text:span><text:span text:style-name="T10">+-- .</text:span><text:span text:style-name="T2">guide</text:span><text:span text:style-name="T3">Sns</text:span></text:p>
      <text:p text:style-name="P7"><text:span text:style-name="T3"><text:tab/><text:tab/><text:tab/></text:span><text:span text:style-name="T6">+-- </text:span><text:span text:style-name="T7">.guideSns &gt; *</text:span></text:p>
      <text:p text:style-name="P7"><text:span text:style-name="T6"><text:tab/><text:tab/><text:tab/>+-- </text:span><text:span text:style-name="T7">.guideSns .facebook</text:span></text:p>
      <text:p text:style-name="P6"><text:span text:style-name="T3"><text:tab/><text:tab/></text:span><text:span text:style-name="T4">+-- .</text:span><text:span text:style-name="T3">guideLogin</text:span></text:p>
      <text:p text:style-name="P7"><text:span text:style-name="T3"><text:tab/><text:tab/><text:tab/>+-- </text:span><text:span text:style-name="T8">.guideLogin .login</text:span></text:p>
      <text:p text:style-name="P20"><text:tab/><text:tab/><text:tab/>+-- .guideLogin .welcome</text:p>
      <text:p text:style-name="P20"><text:tab/><text:tab/><text:tab/>+-- .guideLogin .userName</text:p>
      <text:p text:style-name="P4"><text:tab/><text:span text:style-name="T1">+-- .topMenu</text:span></text:p>
      <text:p text:style-name="P7"><text:span text:style-name="T10"><text:tab/><text:tab/>+-- </text:span><text:span text:style-name="T5">.topMenu li</text:span></text:p>
      <text:p text:style-name="P22"><text:tab/><text:tab/><text:tab/>+-- .topMenu li.active,.topMenu li.current</text:p>
      <text:p text:style-name="P22"><text:tab/><text:tab/><text:tab/>+-- .topMenu li a</text:p>
      <text:p text:style-name="P7"><text:tab/><text:tab/><text:tab/><text:tab/><text:span text:style-name="T12">+-- .topMenu p</text:span></text:p>
      <text:p text:style-name="P7"><text:tab/><text:tab/><text:tab/><text:tab/><text:tab/><text:span text:style-name="T12">+-- ..topMenu .active p, .topMenu .current p</text:span></text:p>
      <text:p text:style-name="P22"/>
      <text:p text:style-name="P8">　④フッター</text:p>
      <text:p text:style-name="P8"><text:tab/><text:span text:style-name="T12">footer</text:span></text:p>
      <text:p text:style-name="P8"><text:tab/><text:tab/>+-- <text:span text:style-name="T12">.copyright</text:span></text:p>
      <text:p text:style-name="P8"/>
      <text:p text:style-name="P8">　⑤ログインダイアログ</text:p>
      <text:p text:style-name="P8"><text:tab/><text:span text:style-name="T12">.loginDialog</text:span></text:p>
      <text:p text:style-name="P8"><text:tab/><text:tab/>+-- .<text:span text:style-name="T12">loginDialog &gt; *</text:span></text:p>
      <text:p text:style-name="P8"><text:tab/><text:tab/><text:span text:style-name="T12">+-- .loginDialog label</text:span></text:p>
      <text:p text:style-name="P8"><text:tab/><text:tab/><text:span text:style-name="T12">+-- ..loginDialog input</text:span></text:p>
      <text:p text:style-name="P6"/>
      <text:p text:style-name="P9">⑥赤字にする</text:p>
      <text:p text:style-name="P9"><text:tab/>.<text:span text:style-name="T12">textRed</text:span></text:p>
      <text:p text:style-name="P9"><text:soft-page-break/>　⑦ローディング画面</text:p>
      <text:p text:style-name="P9"><text:tab/>.<text:span text:style-name="T12">loading</text:span></text:p>
      <text:p text:style-name="P9"><text:tab/><text:tab/>.<text:span text:style-name="T12">loading p</text:span></text:p>
      <text:p text:style-name="P9"/>
      <text:p text:style-name="P9">　⑧スマホメイン</text:p>
      <text:p text:style-name="P9"><text:tab/>.<text:span text:style-name="T12">main</text:span></text:p>
      <text:p text:style-name="P9"/>
      <text:p text:style-name="P9">　⑨タブレット幅のメイン</text:p>
      <text:p text:style-name="P9"><text:tab/>.<text:span text:style-name="T12">main</text:span></text:p>
      <text:p text:style-name="P9"/>
      <text:p text:style-name="P9">　⑩スマホ、コンテナー</text:p>
      <text:p text:style-name="P9"><text:tab/><text:span text:style-name="T12">#container</text:span></text:p>
      <text:p text:style-name="P9"/>
      <text:p text:style-name="P9">　⑪スマホ用、ページのデフォルトテキストサイズ</text:p>
      <text:p text:style-name="P9"><text:tab/><text:span text:style-name="T12">#container, pageTitle .summary</text:span></text:p>
      <text:p text:style-name="P9"/>
      <text:p text:style-name="P9">　⑫スマホ用、ヘッダー(トップメニュー)</text:p>
      <text:p text:style-name="P9"><text:tab/>.<text:span text:style-name="T12">header</text:span></text:p>
      <text:p text:style-name="P9"><text:tab/><text:tab/><text:span text:style-name="T12">+-- .guides</text:span></text:p>
      <text:p text:style-name="P9"><text:tab/><text:tab/><text:tab/><text:span text:style-name="T12">+-- .guide &gt; *</text:span></text:p>
      <text:p text:style-name="P9"><text:tab/><text:tab/><text:tab/><text:span text:style-name="T12">+-- .guideFASchool</text:span></text:p>
      <text:p text:style-name="P9"><text:tab/><text:tab/><text:tab/><text:span text:style-name="T12">+-- .guidTel</text:span></text:p>
      <text:p text:style-name="P9"><text:tab/><text:tab/><text:span text:style-name="T12">+-- .topMenu</text:span></text:p>
      <text:p text:style-name="P9"><text:tab/><text:tab/><text:tab/><text:span text:style-name="T12">+-- .topMenu li</text:span></text:p>
      <text:p text:style-name="P9"><text:tab/><text:tab/><text:tab/><text:tab/><text:span text:style-name="T12">+-- .topMenu p</text:span></text:p>
      <text:p text:style-name="P9"/>
      <text:p text:style-name="P9">　⑬スマホ用、フッター</text:p>
      <text:p text:style-name="P10"><text:tab/>footer</text:p>
      <text:p text:style-name="P10"><text:tab/><text:tab/><text:span text:style-name="T13">+-- </text:span>.<text:span text:style-name="T12">copyright</text:span></text:p>
      <text:p text:style-name="P8"/>
      <text:p text:style-name="P8">　⑭ページタイトル</text:p>
      <text:p text:style-name="P8"><text:tab/>.<text:span text:style-name="T13">pageTitle</text:span></text:p>
      <text:p text:style-name="P8"><text:tab/><text:tab/><text:span text:style-name="T14">+-- .titleArea</text:span></text:p>
      <text:p text:style-name="P8"><text:tab/><text:tab/><text:tab/><text:span text:style-name="T13">+-- </text:span>.<text:span text:style-name="T13">pageTitle img</text:span></text:p>
      <text:p text:style-name="P8"><text:tab/><text:tab/><text:tab/><text:span text:style-name="T13">+-- .pageTitle .title</text:span></text:p>
      <text:p text:style-name="P8"><text:tab/><text:tab/><text:span text:style-name="T13">+-- .pageTitle .summry</text:span></text:p>
      <text:p text:style-name="P8"/>
      <text:p text:style-name="P8">　⑮コース案内テーブル</text:p>
      <text:p text:style-name="P8"><text:tab/>.<text:span text:style-name="T13">courseGuide</text:span></text:p>
      <text:p text:style-name="P8"/>
      <text:p text:style-name="P9">　⑯テーブルレイアウト</text:p>
      <text:p text:style-name="P9"><text:tab/>.<text:span text:style-name="T13">guideTable</text:span></text:p>
      <text:p text:style-name="P9"><text:tab/><text:tab/><text:span text:style-name="T13">+--</text:span> .<text:span text:style-name="T13">guideTable .summary</text:span></text:p>
      <text:p text:style-name="P9"><text:tab/><text:tab/><text:span text:style-name="T13">+-- .guideTable th, guideTable td</text:span></text:p>
      <text:p text:style-name="P9"><text:tab/><text:tab/><text:span text:style-name="T13">+-- .guideTable th</text:span></text:p>
      <text:p text:style-name="P9"><text:tab/><text:tab/><text:tab/><text:span text:style-name="T13">+-- .price</text:span></text:p>
      <text:p text:style-name="P9"/>
      <text:p text:style-name="P9">　⑰レッスンスケジュールテーブル</text:p>
      <text:p text:style-name="P9"><text:tab/>.<text:span text:style-name="T13">lessonSchedule</text:span></text:p>
      <text:p text:style-name="P9"/>
      <text:p text:style-name="P9">　⑱箇条書きリスト</text:p>
      <text:p text:style-name="P10"><text:tab/><text:span text:style-name="T13">.itemList</text:span></text:p>
      <text:p text:style-name="P10"><text:tab/><text:tab/>+-- <text:span text:style-name="T13">.itemList .listTitle</text:span></text:p>
      <text:p text:style-name="P10"><text:tab/><text:tab/><text:span text:style-name="T13">+-- .itemList .listContent</text:span></text:p>
      <text:p text:style-name="P10"><text:tab/><text:tab/><text:tab/><text:span text:style-name="T13">+-- .itemList .listContent:before</text:span></text:p>
      <text:p text:style-name="P10"><text:tab/><text:tab/><text:tab/><text:span text:style-name="T13">+-- .memberRule .listContent:nth-last-of-type(1):befor</text:span></text:p>
      <text:p text:style-name="P9"/>
      <text:p text:style-name="P9">　⑲ご入会メリットなどの説明部分</text:p>
      <text:p text:style-name="P10"><text:tab/><text:span text:style-name="T13">.description</text:span></text:p>
      <text:p text:style-name="P10"><text:tab/><text:tab/><text:span text:style-name="T13">+-- .contentsTitleBack</text:span></text:p>
      <text:p text:style-name="P10"><text:tab/><text:tab/><text:tab/><text:span text:style-name="T13">+-- .contentsTitle</text:span></text:p>
      <text:p text:style-name="P10"><text:tab/><text:tab/><text:tab/><text:span text:style-name="T13">+-- .contentsTitleText</text:span></text:p>
      <text:p text:style-name="P10"><text:tab/><text:tab/><text:span text:style-name="T13">+-- <text:s/>.description .meritToExperience</text:span></text:p>
      <text:p text:style-name="P10"><text:tab/><text:tab/><text:tab/><text:span text:style-name="T13">+-- <text:s/>.description .meritToExperience:hover</text:span></text:p>
      <text:p text:style-name="P10"><text:tab/><text:tab/><text:span text:style-name="T13">+-- .description dt</text:span></text:p>
      <text:p text:style-name="P10"><text:tab/><text:tab/><text:span text:style-name="T13">+-- .description dt, .contentsBorder</text:span></text:p>
      <text:p text:style-name="P10"><text:soft-page-break/><text:tab/><text:tab/><text:span text:style-name="T13">+-- .description dd, .contentsBorderInText</text:span></text:p>
      <text:p text:style-name="P10">⑳フォトギャラリー</text:p>
      <text:p text:style-name="P10"><text:tab/><text:span text:style-name="T13">.footGallery</text:span></text:p>
      <text:p text:style-name="P10"><text:tab/><text:tab/><text:span text:style-name="T13">+-- .footGallery a</text:span></text:p>
      <text:p text:style-name="P10"><text:tab/><text:tab/><text:span text:style-name="T13">+-- .footGallery img</text:span></text:p>
      <text:p text:style-name="P10"><text:tab/><text:tab/><text:span text:style-name="T13">+-- .footGallery &gt; div</text:span></text:p>
      <text:p text:style-name="P10"><text:tab/><text:tab/><text:tab/><text:span text:style-name="T13">+-- #mixedContent .contentBox</text:span></text:p>
      <text:p text:style-name="P10"/>
      <text:p text:style-name="P10">㉑表示しないもの</text:p>
      <text:p text:style-name="P10"><text:tab/><text:span text:style-name="T13">.noneDisplay</text:span></text:p>
      <text:p text:style-name="P10"/>
      <text:p text:style-name="P10">㉒帯につけるフォント設定</text:p>
      <text:p text:style-name="P10"><text:tab/><text:span text:style-name="T13">.guideTable .summary, .itemList .listTitle, .contentsTitleText</text:span></text:p>
      <text:p text:style-name="P10"/>
      <text:p text:style-name="P10">㉓スマホ用ページタイトル</text:p>
      <text:p text:style-name="P11"><text:tab/><text:span text:style-name="T15">.pageTitle</text:span></text:p>
      <text:p text:style-name="P11"><text:tab/><text:tab/>+-- <text:span text:style-name="T15">.pageTitle img</text:span></text:p>
      <text:p text:style-name="P11"><text:tab/><text:tab/><text:span text:style-name="T15">+-- .pageTitle .title</text:span></text:p>
      <text:p text:style-name="P11"><text:tab/><text:tab/><text:span text:style-name="T15">+-- .pageTitle .summary</text:span></text:p>
      <text:p text:style-name="P11"/>
      <text:p text:style-name="P10">㉔スマホ用、テーブルのキャプションなどの帯部分</text:p>
      <text:p text:style-name="P11"><text:tab/><text:span text:style-name="T15">.guideTable .summary, .itemList .listTitle, .contentsTitleText</text:span></text:p>
      <text:p text:style-name="P11"/>
      <text:p text:style-name="P11">㉕スマホ用、コース案内テーブル</text:p>
      <text:p text:style-name="P11"><text:tab/>+-- <text:span text:style-name="T15">.courseGuide</text:span></text:p>
      <text:p text:style-name="P11"/>
      <text:p text:style-name="P12">㉖スマホ用、レッスンスケジュール</text:p>
      <text:p text:style-name="P12"><text:tab/>+-- .lessonSchedule</text:p>
      <text:p text:style-name="P12"><text:tab/><text:tab/>+-- .guideTable td,.guideTable th</text:p>
      <text:p text:style-name="P12"/>
      <text:p text:style-name="P12">㉗スマホ用箇条書きリスト</text:p>
      <text:p text:style-name="P12"><text:tab/>+-- .itemList</text:p>
      <text:p text:style-name="P12"><text:tab/><text:tab/>+-- .itemList .listTitle</text:p>
      <text:p text:style-name="P12"><text:tab/><text:tab/>+-- .itemList .listContent</text:p>
      <text:p text:style-name="P13"><text:tab/><text:tab/><text:tab/><text:span text:style-name="T16">+-- .itemList .listContent:before</text:span></text:p>
      <text:p text:style-name="P12"/>
      <text:p text:style-name="P12">㉘スマホ用、ご入会メリットなどの説明部分</text:p>
      <text:p text:style-name="P12"><text:tab/>+-- .description</text:p>
      <text:p text:style-name="P12"><text:tab/><text:tab/>+-- .description dt</text:p>
      <text:p text:style-name="P12"><text:tab/><text:tab/>+-- .description dd</text:p>
      <text:p text:style-name="P12"><text:tab/><text:tab/><text:tab/>+-- .contentsTitle img</text:p>
      <text:p text:style-name="P12"><text:tab/><text:tab/><text:tab/>+-- .contentsTitleBack .contentsTitle .contentsImgLeftL</text:p>
      <text:p text:style-name="P12"><text:tab/><text:tab/><text:tab/>+-- ..contentsImgRightR</text:p>
      <text:p text:style-name="P13"><text:tab/><text:tab/>+-- <text:span text:style-name="T16">.contentsTitle</text:span></text:p>
      <text:p text:style-name="P12"><text:tab/><text:tab/><text:tab/>+-- .contentsTitleText</text:p>
      <text:p text:style-name="P12"/>
      <text:p text:style-name="P12">㉙スマホ用、ギャラリー画像部分</text:p>
      <text:p text:style-name="P12"><text:tab/>+-- .footGallery</text:p>
      <text:p text:style-name="P12"/>
      <text:p text:style-name="P15">㉚スマホ用、トップページの設定</text:p>
      <text:p text:style-name="P15"><text:tab/>.flowerBackground</text:p>
      <text:p text:style-name="P15"><text:tab/><text:tab/>+-- .flowerImage</text:p>
      <text:p text:style-name="P15"/>
      <text:p text:style-name="P15">㉛アクセスページ、ページタイトル</text:p>
      <text:p text:style-name="P15"><text:tab/>.pageTitle</text:p>
      <text:p text:style-name="P15"><text:tab/><text:tab/>+-- .pageTitle .summary</text:p>
      <text:p text:style-name="P15"/>
      <text:p text:style-name="P15">㉜アクセス情報一覧</text:p>
      <text:p text:style-name="P15"><text:tab/>.accessInfo</text:p>
      <text:p text:style-name="P14"><text:tab/><text:tab/><text:span text:style-name="T17">+-- .accessInfo &gt; span</text:span></text:p>
      <text:p text:style-name="P14"><text:tab/><text:tab/><text:span text:style-name="T17">+-- .accessMap</text:span></text:p>
      <text:p text:style-name="P14"><text:tab/><text:tab/><text:tab/><text:span text:style-name="T17">+-- .baseMap</text:span></text:p>
      <text:p text:style-name="P14"/>
      <text:p text:style-name="P18">㉝スマホ用、アクセスページ、ページタイトル</text:p>
      <text:p text:style-name="P18"><text:tab/>.pageTitle .summary</text:p>
      <text:p text:style-name="P18"/>
      <text:p text:style-name="P18"><text:soft-page-break/>㉞お問い合わせページ、地図</text:p>
      <text:p text:style-name="P18"><text:tab/>.accessInfo</text:p>
      <text:p text:style-name="P18"><text:tab/>.accessMap</text:p>
      <text:p text:style-name="P18"><text:tab/><text:tab/>+-- .baseMap</text:p>
      <text:p text:style-name="P18"/>
      <text:p text:style-name="P18">㉟お問い合わせページ入力フォーム</text:p>
      <text:p text:style-name="P18"><text:tab/>+-- .contactForm dl</text:p>
      <text:p text:style-name="P18"><text:tab/><text:tab/>+-- .contactForm dt</text:p>
      <text:p text:style-name="P18"><text:tab/><text:tab/>+-- .contactForm dd</text:p>
      <text:p text:style-name="P18"><text:tab/><text:tab/><text:tab/>+-- .formRuby</text:p>
      <text:p text:style-name="P18"><text:tab/><text:tab/><text:tab/>+- .contactForm .contentTextArea textarea</text:p>
      <text:p text:style-name="P18"><text:tab/><text:tab/><text:tab/>+-- .contactForm .submitButton</text:p>
      <text:p text:style-name="P18"><text:tab/><text:tab/><text:tab/><text:tab/>+-- .contactForm .submitButton:hover</text:p>
      <text:p text:style-name="P18"><text:tab/><text:tab/><text:tab/>+-- .contactForm input</text:p>
      <text:p text:style-name="P18"><text:tab/><text:tab/><text:tab/><text:tab/>+-- .contactForm input[type="text"],.contactForm input[type="email"]</text:p>
      <text:p text:style-name="P18"><text:tab/><text:tab/><text:tab/>+-- .confirmSendMail</text:p>
      <text:p text:style-name="P18"><text:tab/><text:tab/><text:tab/><text:tab/>+-- .confirmSendMail .ttl</text:p>
      <text:p text:style-name="P18"><text:tab/><text:tab/><text:tab/><text:tab/>+-- .confirmSendMail th, .confirmSendMail td</text:p>
      <text:p text:style-name="P18"><text:tab/><text:tab/><text:tab/><text:tab/>+-- .confirmSendMail th</text:p>
      <text:p text:style-name="P18"><text:tab/><text:tab/><text:tab/><text:tab/>+-- .confirmSendMail ul</text:p>
      <text:p text:style-name="P18"><text:tab/><text:tab/><text:tab/><text:tab/><text:tab/>+-- .confirmSendMail li:before</text:p>
      <text:p text:style-name="P18"><text:tab/><text:tab/><text:tab/><text:tab/>+-- .confirmSendMail .form</text:p>
      <text:p text:style-name="P18"/>
      <text:p text:style-name="P18">㉟スマホ用、お問い合わせページ入力フォーム</text:p>
      <text:p text:style-name="P18"><text:tab/>.contactForm dl</text:p>
      <text:p text:style-name="P18"><text:tab/><text:tab/>+-- .contactForm dt</text:p>
      <text:p text:style-name="P18"><text:tab/><text:tab/>+-- .contactForm dd</text:p>
      <text:p text:style-name="P18"><text:tab/><text:tab/><text:tab/>+-- .contactForm .contentTextArea textarea</text:p>
      <text:p text:style-name="P18"><text:tab/><text:tab/><text:tab/>+-- .contactForm input[type="text"]</text:p>
      <text:p text:style-name="P18"><text:tab/><text:tab/><text:tab/>+-- .contactForm input[type="email"]</text:p>
      <text:p text:style-name="P18"><text:tab/><text:tab/><text:tab/>+-- .confirmSendMail</text:p>
      <text:p text:style-name="P18"/>
      <text:p text:style-name="P18">㊱体験レッスンページ、コース案内テーブル</text:p>
      <text:p text:style-name="P18"><text:tab/>.specialGuide</text:p>
      <text:p text:style-name="P18"><text:tab/><text:tab/>+-- .specialGuide th</text:p>
      <text:p text:style-name="P18"><text:tab/><text:tab/>+-- .specialGuide td</text:p>
      <text:p text:style-name="P18"/>
      <text:p text:style-name="P18">㊲体験レッスンページ、カレンダー</text:p>
      <text:p text:style-name="P18"><text:tab/>.calendar</text:p>
      <text:p text:style-name="P18"><text:tab/><text:tab/>+-- .calendar &gt; div</text:p>
      <text:p text:style-name="P18"><text:tab/><text:tab/><text:tab/>+-- .calendar &gt; div <text:s/>&gt; div</text:p>
      <text:p text:style-name="P18"><text:tab/><text:tab/><text:tab/><text:tab/>+-- .calendar .ui-datepicker td a</text:p>
      <text:p text:style-name="P18"/>
      <text:p text:style-name="P18">㊳体験レッスンページ、ギャラリー</text:p>
      <text:p text:style-name="P18"><text:tab/>.experienceGallery</text:p>
      <text:p text:style-name="P18"><text:tab/><text:tab/>+-- .experienceGallery &gt; div</text:p>
      <text:p text:style-name="P18"><text:tab/><text:tab/>+-- .experienceGallery img</text:p>
      <text:p text:style-name="P18"><text:tab/><text:tab/>+-- .experienceGallery p</text:p>
      <text:p text:style-name="P18"/>
      <text:p text:style-name="P18">㊲スマホ用、体験レッスンページコース案内テーブル</text:p>
      <text:p text:style-name="P19"><text:tab/><text:span text:style-name="T18">.specialGuide</text:span></text:p>
      <text:p text:style-name="P19"><text:tab/><text:tab/><text:span text:style-name="T18">+-- .specialGuide th, .specialGuide td</text:span></text:p>
      <text:p text:style-name="P19"/>
      <text:p text:style-name="P19">㊳スマホ用、カレンダー</text:p>
      <text:p text:style-name="P19"><text:tab/><text:span text:style-name="T18">.calendar</text:span></text:p>
      <text:p text:style-name="P19"><text:tab/><text:tab/>+-- <text:span text:style-name="T18">.calendar &gt; div</text:span></text:p>
      <text:p text:style-name="P19"/>
      <text:p text:style-name="P19">スマホ用、体験レッスンのギャラリー</text:p>
      <text:p text:style-name="P19"><text:tab/><text:span text:style-name="T18">.experienceGallery</text:span></text:p>
      <text:p text:style-name="P19"><text:tab/><text:tab/>+-- <text:span text:style-name="T18">.experienceGallery img</text:span></text:p>
      <text:p text:style-name="P19"><text:tab/><text:tab/><text:span text:style-name="T18">+-- .experienceConstructs</text:span></text:p>
      <text:p text:style-name="P19"><text:tab/><text:tab/><text:tab/><text:span text:style-name="T18">+-- .experienceGallery &gt; div &gt; div</text:span></text:p>
      <text:p text:style-name="P19"><text:tab/><text:tab/><text:tab/><text:tab/><text:span text:style-name="T18">+-- .experienceGallery &gt; div &gt; div &gt; div</text:span></text:p>
      <text:p text:style-name="P19"/>
      <text:p text:style-name="P19">㊴体験レッスンページ、ダイアログ</text:p>
      <text:p text:style-name="P19"><text:tab/><text:tab/><text:span text:style-name="T18">+-- .specialReservedDialog</text:span></text:p>
      <text:p text:style-name="P19"><text:soft-page-break/><text:tab/><text:tab/><text:tab/></text:p>
      <text:p text:style-name="P19"><text:tab/><text:tab/><text:span text:style-name="T18">+-- .reservedSummary</text:span></text:p>
      <text:p text:style-name="P19"><text:tab/><text:tab/><text:span text:style-name="T18">+-- .specialReservedDialog table th</text:span></text:p>
      <text:p text:style-name="P19"><text:tab/><text:tab/><text:span text:style-name="T18">+-- .specialRadioButtonConstruct</text:span></text:p>
      <text:p text:style-name="P19"><text:tab/><text:tab/><text:tab/><text:span text:style-name="T18">+-- .specialRadioButtonConstruct tr td:nth-child(2n+0)</text:span></text:p>
      <text:p text:style-name="P19"><text:tab/><text:tab/><text:tab/><text:span text:style-name="T18">+-- .specialRadioButtonConstruct tr td:nth-child(2n+1)</text:span></text:p>
      <text:p text:style-name="P19"><text:tab/><text:tab/><text:tab/><text:span text:style-name="T18">+-- .specialRadioButtonConstruct th</text:span></text:p>
      <text:p text:style-name="P19"><text:tab/><text:tab/><text:tab/><text:tab/>+--<text:span text:style-name="T18">.preserved2RadioButtonWrap, .fresh2RadioButtonWrap</text:span></text:p>
      <text:p text:style-name="P19"><text:tab/><text:tab/><text:tab/><text:span text:style-name="T18">+-- .radioButtonSpecialConstruct tr td:nth-child(even), .radioButtonSpecialSchedule tr td:nth-child(even), .radioButtonSpecialConstruct tr td input, .radioButtonSpecialSchedule tr td input </text:span></text:p>
      <text:p text:style-name="P19"><text:tab/><text:tab/><text:tab/><text:tab/><text:span text:style-name="T18">+-- .radioButtonSpecialConstruct tr td</text:span></text:p>
      <text:p text:style-name="P19"><text:tab/><text:tab/><text:tab/><text:tab/><text:span text:style-name="T18">+-- .radioButtonSpecialConstruct tr td, .radioButtonSpecialSchedule tr td</text:span></text:p>
      <text:p text:style-name="P19"><text:tab/><text:tab/><text:span text:style-name="T18">+-- .radioButtonSpecialSchedule</text:span></text:p>
      <text:p text:style-name="P19"><text:tab/><text:tab/><text:tab/><text:tab/><text:span text:style-name="T18">+-- .radioButtonSpecialSchedule th</text:span></text:p>
      <text:p text:style-name="P19"><text:tab/><text:tab/><text:tab/><text:tab/><text:tab/><text:span text:style-name="T18">+-- .radioButtonSpecialSchedule tr td:nth-child(2n+0)</text:span></text:p>
      <text:p text:style-name="P19"><text:tab/><text:tab/><text:tab/><text:tab/><text:tab/><text:span text:style-name="T18">+-- .radioButtonSpecialSchedule tr td:nth-child(2n+1)</text:span></text:p>
      <text:p text:style-name="P19"><text:tab/><text:tab/><text:span text:style-name="T18">+-- .subInfo</text:span></text:p>
      <text:p text:style-name="P19"><text:tab/><text:tab/><text:tab/><text:span text:style-name="T18">+-- .personTextbox </text:span></text:p>
      <text:p text:style-name="P19"><text:tab/><text:tab/><text:tab/><text:span text:style-name="T18">+-- .buttonTopText</text:span></text:p>
      <text:p text:style-name="P19"><text:tab/><text:tab/><text:tab/><text:span text:style-name="T18">+-- .dialogContentHead</text:span></text:p>
      <text:p text:style-name="P19"><text:tab/><text:tab/><text:tab/><text:span text:style-name="T18">+-- .canDayAll, .weekOfDay, .canWeekAll, .monthOfWeek, .textboxLabel</text:span></text:p>
      <text:p text:style-name="P19"><text:tab/><text:tab/><text:tab/><text:tab/><text:span text:style-name="T18">+-- .canDayAll label</text:span></text:p>
      <text:p text:style-name="P19"><text:tab/><text:tab/><text:tab/><text:span text:style-name="T18">+-- .canWeekAll</text:span></text:p>
      <text:p text:style-name="P19"><text:tab/><text:tab/><text:tab/><text:tab/><text:span text:style-name="T18">+-- .canWeekAll label</text:span></text:p>
      <text:p text:style-name="P19"><text:tab/><text:tab/><text:tab/><text:tab/><text:tab/><text:span text:style-name="T18">+-- .weekOfDay label input</text:span></text:p>
      <text:p text:style-name="P19"><text:tab/><text:tab/><text:tab/><text:tab/><text:tab/><text:span text:style-name="T18">+-- .monthOfWeek label input</text:span></text:p>
      <text:p text:style-name="P19"><text:tab/><text:tab/><text:tab/><text:span text:style-name="T18">+-- .weekOfDay, .monthOfWeek</text:span></text:p>
      <text:p text:style-name="P19"><text:tab/><text:tab/><text:span text:style-name="T18">+-- .reservedSummary, .radioButtonSpecialConstruct, .radioButtonSpecialSchedule, .subInfo</text:span></text:p>
      <text:p text:style-name="P19"><text:tab/><text:tab/><text:span text:style-name="T18">+-- .radioButtonSpecialConstruct, .radioButtonSpecialSchedule, .subInfo,.personInformation </text:span></text:p>
      <text:p text:style-name="P19"/>
      <text:p text:style-name="P19"/>
      <text:p text:style-name="P19">㊵体験レッスンページ、確認ダイアログ</text:p>
      <text:p text:style-name="P19"><text:tab/><text:span text:style-name="T18">.specialReservedConfirmDialog</text:span></text:p>
      <text:p text:style-name="P19"><text:tab/><text:tab/>+-- <text:span text:style-name="T18">.specialConfirmSummary tr td:nth-child(1)</text:span></text:p>
      <text:p text:style-name="P19"><text:tab/><text:tab/><text:span text:style-name="T18">+-- .specialConfirmSummary tr td:nth-child(2)</text:span></text:p>
      <text:p text:style-name="P19"><text:tab/><text:tab/><text:span text:style-name="T18">+-- .specialReservedConfirmDialog button</text:span></text:p>
      <text:p text:style-name="P19"><text:tab/><text:tab/><text:span text:style-name="T18">+-- .confirmNotice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9:19:42.857000000</meta:creation-date>
    <dc:date>2015-03-11T10:25:48.049000000</dc:date>
    <meta:editing-duration>PT2H6M33S</meta:editing-duration>
    <meta:editing-cycles>4</meta:editing-cycles>
    <meta:generator>LibreOffice/4.3.5.2$Windows_x86 LibreOffice_project/3a87456aaa6a95c63eea1c1b3201acedf0751bd5</meta:generator>
    <meta:document-statistic meta:table-count="0" meta:image-count="0" meta:object-count="0" meta:page-count="5" meta:paragraph-count="253" meta:word-count="1186" meta:character-count="6094" meta:non-whitespace-character-count="5214"/>
  </office:meta>
</office:document-meta>
</file>